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>
      <style:paragraph-properties fo:text-align="start" style:justify-single-word="false"/>
      <style:text-properties fo:font-weight="bold"/>
    </style:style>
    <style:style style:name="P3" style:family="paragraph" style:parent-style-name="Text_20_body">
      <style:paragraph-properties>
        <style:tab-stops/>
      </style:paragraph-properties>
      <style:text-properties fo:font-weight="bold"/>
    </style:style>
    <style:style style:name="P4" style:family="paragraph" style:parent-style-name="Text_20_body">
      <style:paragraph-properties>
        <style:tab-stops/>
      </style:paragraph-properties>
    </style:style>
    <style:style style:name="T1" style:family="text">
      <style:text-properties fo:font-weight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/><text:tab/><text:tab/><text:tab/><text:tab/><text:tab/><text:span text:style-name="T1">&lt;codeTCivilite&gt; &lt;nomTiers&gt; &lt;prenomTiers&gt;</text:span></text:p>
      <text:p text:style-name="P3"><text:tab/><text:tab/><text:tab/><text:tab/><text:tab/>&lt;codeTEntite&gt; &lt;nomEntreprise&gt;</text:p>
      <text:p text:style-name="P4"><text:s/><text:tab/><text:tab/><text:tab/><text:tab/><text:tab/><text:span text:style-name="T1">&lt;adresse1&gt;</text:span></text:p>
      <text:p text:style-name="P4"><text:s/><text:tab/><text:tab/><text:tab/><text:tab/><text:tab/><text:span text:style-name="T1">&lt;adresse2&gt;</text:span></text:p>
      <text:p text:style-name="P4"><text:s/><text:tab/><text:tab/><text:tab/><text:tab/><text:tab/><text:span text:style-name="T1">&lt;adresse3&gt;</text:span></text:p>
      <text:p text:style-name="P4"><text:s/><text:tab/><text:tab/><text:tab/><text:tab/><text:tab/><text:span text:style-name="T1">&lt;codepostal&gt; &lt;ville&gt;</text:span></text:p>
      <text:p text:style-name="P4"><text:s/><text:tab/><text:tab/><text:tab/><text:tab/><text:tab/><text:span text:style-name="T1">&lt;pays&gt;</text:span></text:p>
      <text:p text:style-name="P1"/>
      <text:p text:style-name="P1"/>
      <text:p text:style-name="P2"><text:tab/><text:tab/><text:tab/><text:tab/><text:tab/>Lettre commerçiale</text:p>
      <text:p text:style-name="P1"/>
      <text:p text:style-name="Text_20_body"/>
      <text:p text:style-name="Text_20_body">&lt;codeTCivilite&gt;,</text:p>
      <text:p text:style-name="Text_20_body">&lt;debut_detail&gt;</text:p>
      <text:p text:style-name="Text_20_body">&lt;fin_detail&gt;</text:p>
      <text:p text:style-name="Text_20_body"/>
      <text:p text:style-name="Text_20_body">Dans l’attente de votre règlement.</text:p>
      <text:p text:style-name="Text_20_body">Cordialement.</text:p>
      <text:p text:style-name="Text_20_body"/>
      <text:p text:style-name="Text_20_body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ISABELLE AYE</meta:initial-creator>
    <meta:creation-date>2010-08-04T13:53:54.35</meta:creation-date>
    <dc:date>2011-02-10T10:10:40.82</dc:date>
    <dc:creator>ISABELLE AYE</dc:creator>
    <meta:editing-duration>PT00H03M05S</meta:editing-duration>
    <meta:editing-cycles>4</meta:editing-cycles>
    <meta:generator>OpenOffice.org/3.2$Win32 OpenOffice.org_project/320m12$Build-9483</meta:generator>
    <meta:document-statistic meta:table-count="0" meta:image-count="0" meta:object-count="0" meta:page-count="1" meta:paragraph-count="13" meta:word-count="22" meta:character-count="278"/>
  </office:meta>
</office:document-meta>
</file>